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12 = 10.139</text:p>
          </table:table-cell>
          <table:table-cell office:value-type="string" calcext:value-type="string">
            <text:p>B_p = 386m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10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, g</text:p>
          </table:table-cell>
        </table:table-row>
        <table:table-row table:style-name="ro1">
          <table:table-cell office:value-type="string" calcext:value-type="string">
            <text:p>d, mm</text:p>
          </table:table-cell>
          <table:table-cell/>
          <table:table-cell office:value-type="string" calcext:value-type="string">
            <text:p>H = 19.5 m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3.53" calcext:value-type="float">
            <text:p>33.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1.13" calcext:value-type="float">
            <text:p>31.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7.88" calcext:value-type="float">
            <text:p>27.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.63" calcext:value-type="float">
            <text:p>25.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2.97" calcext:value-type="float">
            <text:p>22.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9.88" calcext:value-type="float">
            <text:p>19.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7.69" calcext:value-type="float">
            <text:p>17.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4.81" calcext:value-type="float">
            <text:p>14.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1.44" calcext:value-type="float">
            <text:p>11.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09:24:10.367287367</meta:creation-date>
    <dc:date>2020-10-13T10:47:50.979273241</dc:date>
    <meta:editing-duration>PT7M26S</meta:editing-duration>
    <meta:editing-cycles>1</meta:editing-cycles>
    <meta:generator>LibreOffice/6.4.5.2$Linux_X86_64 LibreOffice_project/40$Build-2</meta:generator>
    <meta:document-statistic meta:table-count="1" meta:cell-count="49" meta:object-count="0"/>
  </office:meta>
</office:document-meta>
</file>